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314cm"/>
    </style:style>
    <style:style style:name="Tabla1.D" style:family="table-column">
      <style:table-column-properties style:column-width="5.503cm"/>
    </style:style>
    <style:style style:name="Tabla1.E" style:family="table-column">
      <style:table-column-properties style:column-width="2.514cm"/>
    </style:style>
    <style:style style:name="Tabla1.F" style:family="table-column">
      <style:table-column-properties style:column-width="2.3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padding-left="0.053cm" fo:padding-right="0.053cm" fo:padding-top="0cm" fo:padding-bottom="0cm" fo:border="none"/>
    </style:style>
    <style:style style:name="Tabla1.B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" style:family="table-cell">
      <style:table-cell-properties style:vertical-align="bottom" fo:padding-left="0.053cm" fo:padding-right="0.053cm" fo:padding-top="0cm" fo:padding-bottom="0cm" fo:border="none"/>
    </style:style>
    <style:style style:name="Tabla1.D2" style:family="table-cell">
      <style:table-cell-properties style:vertical-align="bottom" fo:padding-left="0.053cm" fo:padding-right="0.053cm" fo:padding-top="0cm" fo:padding-bottom="0cm" fo:border="none"/>
    </style:style>
    <style:style style:name="Tabla1.E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" style:family="table-cell">
      <style:table-cell-properties style:vertical-align="bottom" fo:padding-left="0.053cm" fo:padding-right="0.053cm" fo:padding-top="0cm" fo:padding-bottom="0cm" fo:border="none"/>
    </style:style>
    <style:style style:name="Tabla1.D3" style:family="table-cell">
      <style:table-cell-properties style:vertical-align="bottom" fo:padding-left="0.053cm" fo:padding-right="0.053cm" fo:padding-top="0cm" fo:padding-bottom="0cm" fo:border="none"/>
    </style:style>
    <style:style style:name="Tabla1.E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-left="0.053cm" fo:padding-right="0.053cm" fo:padding-top="0cm" fo:padding-bottom="0cm" fo:border="none"/>
    </style:style>
    <style:style style:name="Tabla1.B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" style:family="table-cell">
      <style:table-cell-properties style:vertical-align="bottom" fo:padding-left="0.053cm" fo:padding-right="0.053cm" fo:padding-top="0cm" fo:padding-bottom="0cm" fo:border="none"/>
    </style:style>
    <style:style style:name="Tabla1.D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-left="0.053cm" fo:padding-right="0.053cm" fo:padding-top="0cm" fo:padding-bottom="0cm" fo:border="none"/>
    </style:style>
    <style:style style:name="Tabla1.B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" style:family="table-cell">
      <style:table-cell-properties style:vertical-align="bottom" fo:padding-left="0.053cm" fo:padding-right="0.053cm" fo:padding-top="0cm" fo:padding-bottom="0cm" fo:border="none"/>
    </style:style>
    <style:style style:name="Tabla1.D8" style:family="table-cell">
      <style:table-cell-properties style:vertical-align="bottom" fo:padding-left="0.053cm" fo:padding-right="0.053cm" fo:padding-top="0cm" fo:padding-bottom="0cm" fo:border="none"/>
    </style:style>
    <style:style style:name="Tabla1.E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" style:family="table-cell">
      <style:table-cell-properties style:vertical-align="bottom" fo:padding-left="0.053cm" fo:padding-right="0.053cm" fo:padding-top="0cm" fo:padding-bottom="0cm" fo:border="none"/>
    </style:style>
    <style:style style:name="Tabla1.B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" style:family="table-cell">
      <style:table-cell-properties style:vertical-align="bottom" fo:padding-left="0.053cm" fo:padding-right="0.053cm" fo:padding-top="0cm" fo:padding-bottom="0cm" fo:border="none"/>
    </style:style>
    <style:style style:name="Tabla1.D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5" style:family="table-cell">
      <style:table-cell-properties style:vertical-align="bottom" fo:padding-left="0.053cm" fo:padding-right="0.053cm" fo:padding-top="0cm" fo:padding-bottom="0cm" fo:border="none"/>
    </style:style>
    <style:style style:name="Tabla1.B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5" style:family="table-cell">
      <style:table-cell-properties style:vertical-align="bottom" fo:padding-left="0.053cm" fo:padding-right="0.053cm" fo:padding-top="0cm" fo:padding-bottom="0cm" fo:border="none"/>
    </style:style>
    <style:style style:name="Tabla1.D15" style:family="table-cell">
      <style:table-cell-properties style:vertical-align="bottom" fo:padding-left="0.053cm" fo:padding-right="0.053cm" fo:padding-top="0cm" fo:padding-bottom="0cm" fo:border="none"/>
    </style:style>
    <style:style style:name="Tabla1.E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8" style:family="table-cell">
      <style:table-cell-properties style:vertical-align="bottom" fo:padding-left="0.053cm" fo:padding-right="0.053cm" fo:padding-top="0cm" fo:padding-bottom="0cm" fo:border="none"/>
    </style:style>
    <style:style style:name="Tabla1.B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8" style:family="table-cell">
      <style:table-cell-properties style:vertical-align="bottom" fo:padding-left="0.053cm" fo:padding-right="0.053cm" fo:padding-top="0cm" fo:padding-bottom="0cm" fo:border="none"/>
    </style:style>
    <style:style style:name="Tabla1.D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>
      <style:table-cell-properties style:vertical-align="bottom" fo:padding-left="0.053cm" fo:padding-right="0.053cm" fo:padding-top="0cm" fo:padding-bottom="0cm" fo:border="none"/>
    </style:style>
    <style:style style:name="Tabla1.E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53cm" fo:padding-right="0.053cm" fo:padding-top="0cm" fo:padding-bottom="0cm" fo:border="none"/>
    </style:style>
    <style:style style:name="Tabla1.B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4" style:family="table-cell">
      <style:table-cell-properties style:vertical-align="bottom" fo:padding-left="0.053cm" fo:padding-right="0.053cm" fo:padding-top="0cm" fo:padding-bottom="0cm" fo:border="none"/>
    </style:style>
    <style:style style:name="Tabla1.D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53cm" fo:padding-right="0.053cm" fo:padding-top="0cm" fo:padding-bottom="0cm" fo:border="none"/>
    </style:style>
    <style:style style:name="Tabla1.B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5" style:family="table-cell">
      <style:table-cell-properties style:vertical-align="bottom" fo:padding-left="0.053cm" fo:padding-right="0.053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6" style:family="table-cell">
      <style:table-cell-properties style:vertical-align="bottom" fo:padding-left="0.053cm" fo:padding-right="0.053cm" fo:padding-top="0cm" fo:padding-bottom="0cm" fo:border="none"/>
    </style:style>
    <style:style style:name="Tabla1.B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6" style:family="table-cell">
      <style:table-cell-properties style:vertical-align="bottom" fo:padding-left="0.053cm" fo:padding-right="0.053cm" fo:padding-top="0cm" fo:padding-bottom="0cm" fo:border="none"/>
    </style:style>
    <style:style style:name="Tabla1.D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7" style:family="table-cell">
      <style:table-cell-properties style:vertical-align="bottom" fo:padding-left="0.053cm" fo:padding-right="0.053cm" fo:padding-top="0cm" fo:padding-bottom="0cm" fo:border="none"/>
    </style:style>
    <style:style style:name="Tabla1.B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7" style:family="table-cell">
      <style:table-cell-properties style:vertical-align="bottom" fo:padding-left="0.053cm" fo:padding-right="0.053cm" fo:padding-top="0cm" fo:padding-bottom="0cm" fo:border="none"/>
    </style:style>
    <style:style style:name="Tabla1.D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8" style:family="table-cell">
      <style:table-cell-properties style:vertical-align="bottom" fo:padding-left="0.053cm" fo:padding-right="0.053cm" fo:padding-top="0cm" fo:padding-bottom="0cm" fo:border="none"/>
    </style:style>
    <style:style style:name="Tabla1.B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8" style:family="table-cell">
      <style:table-cell-properties style:vertical-align="bottom" fo:padding-left="0.053cm" fo:padding-right="0.053cm" fo:padding-top="0cm" fo:padding-bottom="0cm" fo:border="none"/>
    </style:style>
    <style:style style:name="Tabla1.D28" style:family="table-cell">
      <style:table-cell-properties style:vertical-align="bottom" fo:padding-left="0.053cm" fo:padding-right="0.053cm" fo:padding-top="0cm" fo:padding-bottom="0cm" fo:border="none"/>
    </style:style>
    <style:style style:name="Tabla1.E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9" style:family="table-cell">
      <style:table-cell-properties style:vertical-align="bottom" fo:padding-left="0.053cm" fo:padding-right="0.053cm" fo:padding-top="0cm" fo:padding-bottom="0cm" fo:border="none"/>
    </style:style>
    <style:style style:name="Tabla1.B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9" style:family="table-cell">
      <style:table-cell-properties style:vertical-align="bottom" fo:padding-left="0.053cm" fo:padding-right="0.053cm" fo:padding-top="0cm" fo:padding-bottom="0cm" fo:border="none"/>
    </style:style>
    <style:style style:name="Tabla1.D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0" style:family="table-cell">
      <style:table-cell-properties style:vertical-align="bottom" fo:padding-left="0.053cm" fo:padding-right="0.053cm" fo:padding-top="0cm" fo:padding-bottom="0cm" fo:border="none"/>
    </style:style>
    <style:style style:name="Tabla1.B30" style:family="table-cell">
      <style:table-cell-properties style:vertical-align="bottom" fo:padding-left="0.053cm" fo:padding-right="0.053cm" fo:padding-top="0cm" fo:padding-bottom="0cm" fo:border="none"/>
    </style:style>
    <style:style style:name="Tabla1.C30" style:family="table-cell">
      <style:table-cell-properties style:vertical-align="bottom" fo:padding-left="0.053cm" fo:padding-right="0.053cm" fo:padding-top="0cm" fo:padding-bottom="0cm" fo:border="none"/>
    </style:style>
    <style:style style:name="Tabla1.D30" style:family="table-cell">
      <style:table-cell-properties style:vertical-align="bottom" fo:padding-left="0.053cm" fo:padding-right="0.053cm" fo:padding-top="0cm" fo:padding-bottom="0cm" fo:border="none"/>
    </style:style>
    <style:style style:name="Tabla1.E30" style:family="table-cell">
      <style:table-cell-properties style:vertical-align="bottom" fo:padding-left="0.053cm" fo:padding-right="0.053cm" fo:padding-top="0cm" fo:padding-bottom="0cm" fo:border="none"/>
    </style:style>
    <style:style style:name="Tabla1.F30" style:family="table-cell">
      <style:table-cell-properties style:vertical-align="bottom" fo:padding-left="0.053cm" fo:padding-right="0.053cm" fo:padding-top="0cm" fo:padding-bottom="0cm" fo:border="none"/>
    </style:style>
    <style:style style:name="Tabla1.A31" style:family="table-cell">
      <style:table-cell-properties style:vertical-align="bottom" fo:padding-left="0.053cm" fo:padding-right="0.053cm" fo:padding-top="0cm" fo:padding-bottom="0cm" fo:border="none"/>
    </style:style>
    <style:style style:name="Tabla1.B31" style:family="table-cell">
      <style:table-cell-properties style:vertical-align="bottom" fo:padding-left="0.053cm" fo:padding-right="0.053cm" fo:padding-top="0cm" fo:padding-bottom="0cm" fo:border="none"/>
    </style:style>
    <style:style style:name="Tabla1.C31" style:family="table-cell">
      <style:table-cell-properties style:vertical-align="bottom" fo:padding-left="0.053cm" fo:padding-right="0.053cm" fo:padding-top="0cm" fo:padding-bottom="0cm" fo:border="none"/>
    </style:style>
    <style:style style:name="Tabla1.D31" style:family="table-cell">
      <style:table-cell-properties style:vertical-align="bottom" fo:padding-left="0.053cm" fo:padding-right="0.053cm" fo:padding-top="0cm" fo:padding-bottom="0cm" fo:border="none"/>
    </style:style>
    <style:style style:name="Tabla1.E31" style:family="table-cell">
      <style:table-cell-properties style:vertical-align="bottom" fo:padding-left="0.053cm" fo:padding-right="0.053cm" fo:padding-top="0cm" fo:padding-bottom="0cm" fo:border="none"/>
    </style:style>
    <style:style style:name="Tabla1.F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2" style:family="table-cell">
      <style:table-cell-properties style:vertical-align="bottom" fo:padding-left="0.053cm" fo:padding-right="0.053cm" fo:padding-top="0cm" fo:padding-bottom="0cm" fo:border="none"/>
    </style:style>
    <style:style style:name="Tabla1.B32" style:family="table-cell">
      <style:table-cell-properties style:vertical-align="bottom" fo:padding-left="0.053cm" fo:padding-right="0.053cm" fo:padding-top="0cm" fo:padding-bottom="0cm" fo:border="none"/>
    </style:style>
    <style:style style:name="Tabla1.C32" style:family="table-cell">
      <style:table-cell-properties style:vertical-align="bottom" fo:padding-left="0.053cm" fo:padding-right="0.053cm" fo:padding-top="0cm" fo:padding-bottom="0cm" fo:border="none"/>
    </style:style>
    <style:style style:name="Tabla1.D32" style:family="table-cell">
      <style:table-cell-properties style:vertical-align="bottom" fo:padding-left="0.053cm" fo:padding-right="0.053cm" fo:padding-top="0cm" fo:padding-bottom="0cm" fo:border="none"/>
    </style:style>
    <style:style style:name="Tabla1.E32" style:family="table-cell">
      <style:table-cell-properties style:vertical-align="bottom" fo:padding-left="0.053cm" fo:padding-right="0.053cm" fo:padding-top="0cm" fo:padding-bottom="0cm" fo:border="none"/>
    </style:style>
    <style:style style:name="Tabla1.F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6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0adf9f" style:font-name-asian="Calibri1" style:font-size-asian="10pt" style:font-weight-asian="normal" style:font-size-complex="11pt" style:font-weight-complex="normal"/>
    </style:style>
    <style:style style:name="P17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0" style:family="paragraph" style:parent-style-name="Table_20_Contents">
      <style:text-properties fo:color="#000000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text-properties fo:color="#000000" fo:font-size="9pt" officeooo:rsid="00133130" officeooo:paragraph-rsid="00133130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23dad" officeooo:paragraph-rsid="00123dad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color="#000000" fo:font-size="9pt" fo:font-weight="bold" officeooo:rsid="00133130" officeooo:paragraph-rsid="00133130" style:font-size-asian="9pt" style:font-weight-asian="bold" style:font-size-complex="9pt" style:font-weight-complex="bold"/>
    </style:style>
    <style:style style:name="P27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8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9" style:family="paragraph" style:parent-style-name="List_20_Paragraph" style:list-style-name="WWNum4">
      <style:paragraph-properties fo:line-height="105%" fo:text-align="justify" style:justify-single-word="false"/>
    </style:style>
    <style:style style:name="P30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414f3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414f3" style:font-name-asian="Calibri1" style:font-size-asian="10pt" style:font-weight-asian="normal" style:font-size-complex="11pt" style:font-weight-complex="normal"/>
    </style:style>
    <style:style style:name="P33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414f3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33130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4">Guayaquil, 30 de noviembre del 2020.</text:p>
      <text:p text:style-name="P3"/>
      <text:p text:style-name="P3"/>
      <text:p text:style-name="P3">Señores</text:p>
      <text:p text:style-name="P5">EXPALSA EXPORTADORA DE ALIMENTOS S.A.</text:p>
      <text:p text:style-name="P6">Km 5.5 Via Duran Tambo, entrando por Procarsa</text:p>
      <text:p text:style-name="P6">Teléfono: 04-280 4200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427786255" text:style-name="WWNum4">
        <text:list-item>
          <text:p text:style-name="P29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403.847,21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724668784354" text:continue-numbering="true" text:style-name="WWNum4">
        <text:list-item>
          <text:p text:style-name="P29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724229745078" text:continue-numbering="true" text:style-name="WWNum4">
        <text:list-item>
          <text:p text:style-name="P30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8">Graficas Impacto GRAFIMPAC S.A.</text:p>
      <text:p text:style-name="P19"/>
      <text:p text:style-name="P19"/>
      <text:p text:style-name="P19"/>
      <text:p text:style-name="P19"/>
      <text:p text:style-name="P19"/>
      <text:p text:style-name="P33">JOSE <text:span text:style-name="T13">XAVIER ORBEA ARELLANO</text:span></text:p>
      <text:p text:style-name="P32">Presidente</text:p>
      <text:p text:style-name="P31"><text:bookmark-start text:name="_Hlk57801554"/><text:bookmark-end text:name="_Hlk57899765"/>RUC: <text:bookmark-end text:name="_Hlk57801554"/><text:span text:style-name="T12">0991126864001</text:span></text:p>
      <text:p text:style-name="P28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4">Tipo</text:p>
          </table:table-cell>
          <table:table-cell table:style-name="Tabla1.A1" office:value-type="string">
            <text:p text:style-name="P14">Doc.</text:p>
          </table:table-cell>
          <table:table-cell table:style-name="Tabla1.A1" office:value-type="string">
            <text:p text:style-name="P14">Fecha</text:p>
          </table:table-cell>
          <table:table-cell table:style-name="Tabla1.A1" office:value-type="string">
            <text:p text:style-name="P15">Detalle</text:p>
          </table:table-cell>
          <table:table-cell table:style-name="Tabla1.A1" office:value-type="string">
            <text:p text:style-name="P15">Facturado</text:p>
          </table:table-cell>
          <table:table-cell table:style-name="Tabla1.A1" office:value-type="string">
            <text:p text:style-name="P15">Saldo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" office:value-type="float" office:value="76003">
            <text:p text:style-name="P22">76003</text:p>
          </table:table-cell>
          <table:table-cell table:style-name="Tabla1.C31" office:value-type="string">
            <text:p text:style-name="P21">2021.08.24</text:p>
          </table:table-cell>
          <table:table-cell table:style-name="Tabla1.D31" office:value-type="string">
            <text:p text:style-name="P21">138162-138169-138191-138202 </text:p>
          </table:table-cell>
          <table:table-cell table:style-name="Tabla1.E2" office:value-type="float" office:value="38630.56">
            <text:p text:style-name="P22">38630.56</text:p>
          </table:table-cell>
          <table:table-cell table:style-name="Tabla1.F2" office:value-type="float" office:value="29153.61">
            <text:p text:style-name="P22">29153.61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3" office:value-type="float" office:value="76095">
            <text:p text:style-name="P22">76095</text:p>
          </table:table-cell>
          <table:table-cell table:style-name="Tabla1.C31" office:value-type="string">
            <text:p text:style-name="P21">2021.09.01</text:p>
          </table:table-cell>
          <table:table-cell table:style-name="Tabla1.D31" office:value-type="string">
            <text:p text:style-name="P21">138226-138242-138249-138293-138311 </text:p>
          </table:table-cell>
          <table:table-cell table:style-name="Tabla1.E3" office:value-type="float" office:value="35399.55">
            <text:p text:style-name="P22">35399.55</text:p>
          </table:table-cell>
          <table:table-cell table:style-name="Tabla1.F3" office:value-type="float" office:value="34780.06">
            <text:p text:style-name="P22">34780.06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4" office:value-type="float" office:value="76096">
            <text:p text:style-name="P22">76096</text:p>
          </table:table-cell>
          <table:table-cell table:style-name="Tabla1.C31" office:value-type="string">
            <text:p text:style-name="P21">2021.09.01</text:p>
          </table:table-cell>
          <table:table-cell table:style-name="Tabla1.D31" office:value-type="string">
            <text:p text:style-name="P21">138206-138217-138220 </text:p>
          </table:table-cell>
          <table:table-cell table:style-name="Tabla1.E4" office:value-type="float" office:value="9142.3">
            <text:p text:style-name="P22">9142.3</text:p>
          </table:table-cell>
          <table:table-cell table:style-name="Tabla1.F4" office:value-type="float" office:value="8982.31">
            <text:p text:style-name="P22">8982.31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5" office:value-type="float" office:value="76117">
            <text:p text:style-name="P22">76117</text:p>
          </table:table-cell>
          <table:table-cell table:style-name="Tabla1.C31" office:value-type="string">
            <text:p text:style-name="P21">2021.09.02</text:p>
          </table:table-cell>
          <table:table-cell table:style-name="Tabla1.D5" office:value-type="float" office:value="138324">
            <text:p text:style-name="P21">138324</text:p>
          </table:table-cell>
          <table:table-cell table:style-name="Tabla1.E5" office:value-type="float" office:value="4841.55">
            <text:p text:style-name="P22">4841.55</text:p>
          </table:table-cell>
          <table:table-cell table:style-name="Tabla1.F5" office:value-type="float" office:value="4756.82">
            <text:p text:style-name="P22">4756.82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6" office:value-type="float" office:value="76143">
            <text:p text:style-name="P22">76143</text:p>
          </table:table-cell>
          <table:table-cell table:style-name="Tabla1.C31" office:value-type="string">
            <text:p text:style-name="P21">2021.09.03</text:p>
          </table:table-cell>
          <table:table-cell table:style-name="Tabla1.D6" office:value-type="float" office:value="138339">
            <text:p text:style-name="P21">138339</text:p>
          </table:table-cell>
          <table:table-cell table:style-name="Tabla1.E6" office:value-type="float" office:value="3700.28">
            <text:p text:style-name="P22">3700.28</text:p>
          </table:table-cell>
          <table:table-cell table:style-name="Tabla1.F6" office:value-type="float" office:value="3635.53">
            <text:p text:style-name="P22">3635.53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7" office:value-type="float" office:value="76153">
            <text:p text:style-name="P22">76153</text:p>
          </table:table-cell>
          <table:table-cell table:style-name="Tabla1.C31" office:value-type="string">
            <text:p text:style-name="P21">2021.09.04</text:p>
          </table:table-cell>
          <table:table-cell table:style-name="Tabla1.D31" office:value-type="string">
            <text:p text:style-name="P21">138358-138363 </text:p>
          </table:table-cell>
          <table:table-cell table:style-name="Tabla1.E7" office:value-type="float" office:value="17876.01">
            <text:p text:style-name="P22">17876.01</text:p>
          </table:table-cell>
          <table:table-cell table:style-name="Tabla1.F7" office:value-type="float" office:value="17563.18">
            <text:p text:style-name="P22">17563.18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8" office:value-type="float" office:value="76159">
            <text:p text:style-name="P22">76159</text:p>
          </table:table-cell>
          <table:table-cell table:style-name="Tabla1.C31" office:value-type="string">
            <text:p text:style-name="P21">2021.09.06</text:p>
          </table:table-cell>
          <table:table-cell table:style-name="Tabla1.D31" office:value-type="string">
            <text:p text:style-name="P21">138370-138376-138377-138379 </text:p>
          </table:table-cell>
          <table:table-cell table:style-name="Tabla1.E8" office:value-type="float" office:value="23817.78">
            <text:p text:style-name="P22">23817.78</text:p>
          </table:table-cell>
          <table:table-cell table:style-name="Tabla1.F8" office:value-type="float" office:value="23400.97">
            <text:p text:style-name="P22">23400.97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9" office:value-type="float" office:value="76187">
            <text:p text:style-name="P22">76187</text:p>
          </table:table-cell>
          <table:table-cell table:style-name="Tabla1.C31" office:value-type="string">
            <text:p text:style-name="P21">2021.09.07</text:p>
          </table:table-cell>
          <table:table-cell table:style-name="Tabla1.D31" office:value-type="string">
            <text:p text:style-name="P21">138403-138411-138412 </text:p>
          </table:table-cell>
          <table:table-cell table:style-name="Tabla1.E9" office:value-type="float" office:value="19684.2">
            <text:p text:style-name="P22">19684.2</text:p>
          </table:table-cell>
          <table:table-cell table:style-name="Tabla1.F9" office:value-type="float" office:value="19339.73">
            <text:p text:style-name="P22">19339.73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0" office:value-type="float" office:value="76198">
            <text:p text:style-name="P22">76198</text:p>
          </table:table-cell>
          <table:table-cell table:style-name="Tabla1.C31" office:value-type="string">
            <text:p text:style-name="P21">2021.09.09</text:p>
          </table:table-cell>
          <table:table-cell table:style-name="Tabla1.D31" office:value-type="string">
            <text:p text:style-name="P21">138311-138339-138358-138436 </text:p>
          </table:table-cell>
          <table:table-cell table:style-name="Tabla1.E10" office:value-type="float" office:value="3670.8">
            <text:p text:style-name="P22">3670.8</text:p>
          </table:table-cell>
          <table:table-cell table:style-name="Tabla1.F10" office:value-type="float" office:value="3220.14">
            <text:p text:style-name="P22">3220.14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1" office:value-type="float" office:value="76225">
            <text:p text:style-name="P22">76225</text:p>
          </table:table-cell>
          <table:table-cell table:style-name="Tabla1.C31" office:value-type="string">
            <text:p text:style-name="P21">2021.09.10</text:p>
          </table:table-cell>
          <table:table-cell table:style-name="Tabla1.D11" office:value-type="float" office:value="138456">
            <text:p text:style-name="P21">138456</text:p>
          </table:table-cell>
          <table:table-cell table:style-name="Tabla1.E11" office:value-type="float" office:value="3740.95">
            <text:p text:style-name="P22">3740.95</text:p>
          </table:table-cell>
          <table:table-cell table:style-name="Tabla1.F11" office:value-type="float" office:value="3675.48">
            <text:p text:style-name="P22">3675.48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2" office:value-type="float" office:value="76227">
            <text:p text:style-name="P22">76227</text:p>
          </table:table-cell>
          <table:table-cell table:style-name="Tabla1.C31" office:value-type="string">
            <text:p text:style-name="P21">2021.09.10</text:p>
          </table:table-cell>
          <table:table-cell table:style-name="Tabla1.D31" office:value-type="string">
            <text:p text:style-name="P21">138358-138416 </text:p>
          </table:table-cell>
          <table:table-cell table:style-name="Tabla1.E12" office:value-type="float" office:value="7308">
            <text:p text:style-name="P22">7308</text:p>
          </table:table-cell>
          <table:table-cell table:style-name="Tabla1.F12" office:value-type="float" office:value="7180.11">
            <text:p text:style-name="P22">7180.11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3" office:value-type="float" office:value="76233">
            <text:p text:style-name="P22">76233</text:p>
          </table:table-cell>
          <table:table-cell table:style-name="Tabla1.C31" office:value-type="string">
            <text:p text:style-name="P21">2021.09.10</text:p>
          </table:table-cell>
          <table:table-cell table:style-name="Tabla1.D13" office:value-type="float" office:value="138436">
            <text:p text:style-name="P21">138436</text:p>
          </table:table-cell>
          <table:table-cell table:style-name="Tabla1.E13" office:value-type="float" office:value="5704.75">
            <text:p text:style-name="P22">5704.75</text:p>
          </table:table-cell>
          <table:table-cell table:style-name="Tabla1.F13" office:value-type="float" office:value="5604.92">
            <text:p text:style-name="P22">5604.92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4" office:value-type="float" office:value="76263">
            <text:p text:style-name="P22">76263</text:p>
          </table:table-cell>
          <table:table-cell table:style-name="Tabla1.C31" office:value-type="string">
            <text:p text:style-name="P21">2021.09.14</text:p>
          </table:table-cell>
          <table:table-cell table:style-name="Tabla1.D31" office:value-type="string">
            <text:p text:style-name="P21">138457-138458-138470-138474-138496 </text:p>
          </table:table-cell>
          <table:table-cell table:style-name="Tabla1.E14" office:value-type="float" office:value="33863.53">
            <text:p text:style-name="P22">33863.53</text:p>
          </table:table-cell>
          <table:table-cell table:style-name="Tabla1.F14" office:value-type="float" office:value="33270.92">
            <text:p text:style-name="P22">33270.92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5" office:value-type="float" office:value="76268">
            <text:p text:style-name="P22">76268</text:p>
          </table:table-cell>
          <table:table-cell table:style-name="Tabla1.C31" office:value-type="string">
            <text:p text:style-name="P21">2021.09.14</text:p>
          </table:table-cell>
          <table:table-cell table:style-name="Tabla1.D31" office:value-type="string">
            <text:p text:style-name="P21">138468-138504 </text:p>
          </table:table-cell>
          <table:table-cell table:style-name="Tabla1.E15" office:value-type="float" office:value="8664.63">
            <text:p text:style-name="P22">8664.63</text:p>
          </table:table-cell>
          <table:table-cell table:style-name="Tabla1.F15" office:value-type="float" office:value="8513">
            <text:p text:style-name="P22">8513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6" office:value-type="float" office:value="76269">
            <text:p text:style-name="P22">76269</text:p>
          </table:table-cell>
          <table:table-cell table:style-name="Tabla1.C31" office:value-type="string">
            <text:p text:style-name="P21">2021.09.14</text:p>
          </table:table-cell>
          <table:table-cell table:style-name="Tabla1.D16" office:value-type="float" office:value="138504">
            <text:p text:style-name="P21">138504</text:p>
          </table:table-cell>
          <table:table-cell table:style-name="Tabla1.E16" office:value-type="float" office:value="1483.44">
            <text:p text:style-name="P22">1483.44</text:p>
          </table:table-cell>
          <table:table-cell table:style-name="Tabla1.F16" office:value-type="float" office:value="1301.32">
            <text:p text:style-name="P22">1301.32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7" office:value-type="float" office:value="76272">
            <text:p text:style-name="P22">76272</text:p>
          </table:table-cell>
          <table:table-cell table:style-name="Tabla1.C31" office:value-type="string">
            <text:p text:style-name="P21">2021.09.15</text:p>
          </table:table-cell>
          <table:table-cell table:style-name="Tabla1.D17" office:value-type="float" office:value="138506">
            <text:p text:style-name="P21">138506</text:p>
          </table:table-cell>
          <table:table-cell table:style-name="Tabla1.E17" office:value-type="float" office:value="27360.9">
            <text:p text:style-name="P22">27360.9</text:p>
          </table:table-cell>
          <table:table-cell table:style-name="Tabla1.F17" office:value-type="float" office:value="26882.08">
            <text:p text:style-name="P22">26882.08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8" office:value-type="float" office:value="76305">
            <text:p text:style-name="P22">76305</text:p>
          </table:table-cell>
          <table:table-cell table:style-name="Tabla1.C31" office:value-type="string">
            <text:p text:style-name="P21">2021.09.17</text:p>
          </table:table-cell>
          <table:table-cell table:style-name="Tabla1.D18" office:value-type="float" office:value="138540">
            <text:p text:style-name="P21">138540</text:p>
          </table:table-cell>
          <table:table-cell table:style-name="Tabla1.E18" office:value-type="float" office:value="6648.3">
            <text:p text:style-name="P22">6648.3</text:p>
          </table:table-cell>
          <table:table-cell table:style-name="Tabla1.F18" office:value-type="float" office:value="6531.95">
            <text:p text:style-name="P22">6531.95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19" office:value-type="float" office:value="76315">
            <text:p text:style-name="P22">76315</text:p>
          </table:table-cell>
          <table:table-cell table:style-name="Tabla1.C31" office:value-type="string">
            <text:p text:style-name="P21">2021.09.18</text:p>
          </table:table-cell>
          <table:table-cell table:style-name="Tabla1.D31" office:value-type="string">
            <text:p text:style-name="P21">138555-138557 </text:p>
          </table:table-cell>
          <table:table-cell table:style-name="Tabla1.E19" office:value-type="float" office:value="17082.51">
            <text:p text:style-name="P22">17082.51</text:p>
          </table:table-cell>
          <table:table-cell table:style-name="Tabla1.F19" office:value-type="float" office:value="16783.57">
            <text:p text:style-name="P22">16783.57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0" office:value-type="float" office:value="76323">
            <text:p text:style-name="P22">76323</text:p>
          </table:table-cell>
          <table:table-cell table:style-name="Tabla1.C31" office:value-type="string">
            <text:p text:style-name="P21">2021.09.20</text:p>
          </table:table-cell>
          <table:table-cell table:style-name="Tabla1.D20" office:value-type="float" office:value="138558">
            <text:p text:style-name="P21">138558</text:p>
          </table:table-cell>
          <table:table-cell table:style-name="Tabla1.E20" office:value-type="float" office:value="789.6">
            <text:p text:style-name="P22">789.6</text:p>
          </table:table-cell>
          <table:table-cell table:style-name="Tabla1.F20" office:value-type="float" office:value="692.66">
            <text:p text:style-name="P22">692.66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1" office:value-type="float" office:value="76327">
            <text:p text:style-name="P22">76327</text:p>
          </table:table-cell>
          <table:table-cell table:style-name="Tabla1.C31" office:value-type="string">
            <text:p text:style-name="P21">2021.09.20</text:p>
          </table:table-cell>
          <table:table-cell table:style-name="Tabla1.D31" office:value-type="string">
            <text:p text:style-name="P21">138569-138575-138580 </text:p>
          </table:table-cell>
          <table:table-cell table:style-name="Tabla1.E21" office:value-type="float" office:value="22126.5">
            <text:p text:style-name="P22">22126.5</text:p>
          </table:table-cell>
          <table:table-cell table:style-name="Tabla1.F21" office:value-type="float" office:value="21739.29">
            <text:p text:style-name="P22">21739.29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2" office:value-type="float" office:value="76333">
            <text:p text:style-name="P22">76333</text:p>
          </table:table-cell>
          <table:table-cell table:style-name="Tabla1.C31" office:value-type="string">
            <text:p text:style-name="P21">2021.09.21</text:p>
          </table:table-cell>
          <table:table-cell table:style-name="Tabla1.D31" office:value-type="string">
            <text:p text:style-name="P21">138594-138595-138601 </text:p>
          </table:table-cell>
          <table:table-cell table:style-name="Tabla1.E22" office:value-type="float" office:value="19057.5">
            <text:p text:style-name="P22">19057.5</text:p>
          </table:table-cell>
          <table:table-cell table:style-name="Tabla1.F22" office:value-type="float" office:value="18723.99">
            <text:p text:style-name="P22">18723.99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3" office:value-type="float" office:value="76342">
            <text:p text:style-name="P22">76342</text:p>
          </table:table-cell>
          <table:table-cell table:style-name="Tabla1.C31" office:value-type="string">
            <text:p text:style-name="P21">2021.09.21</text:p>
          </table:table-cell>
          <table:table-cell table:style-name="Tabla1.D31" office:value-type="string">
            <text:p text:style-name="P21">138558-138596-138603-138607-138608-138609 </text:p>
          </table:table-cell>
          <table:table-cell table:style-name="Tabla1.E23" office:value-type="float" office:value="25999.95">
            <text:p text:style-name="P22">25999.95</text:p>
          </table:table-cell>
          <table:table-cell table:style-name="Tabla1.F23" office:value-type="float" office:value="25544.95">
            <text:p text:style-name="P22">25544.95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4" office:value-type="float" office:value="76349">
            <text:p text:style-name="P22">76349</text:p>
          </table:table-cell>
          <table:table-cell table:style-name="Tabla1.C31" office:value-type="string">
            <text:p text:style-name="P21">2021.09.22</text:p>
          </table:table-cell>
          <table:table-cell table:style-name="Tabla1.D24" office:value-type="float" office:value="138612">
            <text:p text:style-name="P21">138612</text:p>
          </table:table-cell>
          <table:table-cell table:style-name="Tabla1.E24" office:value-type="float" office:value="17284.5">
            <text:p text:style-name="P22">17284.5</text:p>
          </table:table-cell>
          <table:table-cell table:style-name="Tabla1.F24" office:value-type="float" office:value="16982.02">
            <text:p text:style-name="P22">16982.02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5" office:value-type="float" office:value="76362">
            <text:p text:style-name="P22">76362</text:p>
          </table:table-cell>
          <table:table-cell table:style-name="Tabla1.C31" office:value-type="string">
            <text:p text:style-name="P21">2021.09.22</text:p>
          </table:table-cell>
          <table:table-cell table:style-name="Tabla1.D31" office:value-type="string">
            <text:p text:style-name="P21">138624-138634 </text:p>
          </table:table-cell>
          <table:table-cell table:style-name="Tabla1.E25" office:value-type="float" office:value="26204.65">
            <text:p text:style-name="P22">26204.65</text:p>
          </table:table-cell>
          <table:table-cell table:style-name="Tabla1.F25" office:value-type="float" office:value="25746.07">
            <text:p text:style-name="P22">25746.07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6" office:value-type="float" office:value="76366">
            <text:p text:style-name="P22">76366</text:p>
          </table:table-cell>
          <table:table-cell table:style-name="Tabla1.C31" office:value-type="string">
            <text:p text:style-name="P21">2021.09.23</text:p>
          </table:table-cell>
          <table:table-cell table:style-name="Tabla1.D26" office:value-type="float" office:value="138638">
            <text:p text:style-name="P21">138638</text:p>
          </table:table-cell>
          <table:table-cell table:style-name="Tabla1.E26" office:value-type="float" office:value="11867.4">
            <text:p text:style-name="P22">11867.4</text:p>
          </table:table-cell>
          <table:table-cell table:style-name="Tabla1.F26" office:value-type="float" office:value="11659.72">
            <text:p text:style-name="P22">11659.72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7" office:value-type="float" office:value="76370">
            <text:p text:style-name="P22">76370</text:p>
          </table:table-cell>
          <table:table-cell table:style-name="Tabla1.C31" office:value-type="string">
            <text:p text:style-name="P21">2021.09.23</text:p>
          </table:table-cell>
          <table:table-cell table:style-name="Tabla1.D27" office:value-type="float" office:value="138643">
            <text:p text:style-name="P21">138643</text:p>
          </table:table-cell>
          <table:table-cell table:style-name="Tabla1.E27" office:value-type="float" office:value="10854">
            <text:p text:style-name="P22">10854</text:p>
          </table:table-cell>
          <table:table-cell table:style-name="Tabla1.F27" office:value-type="float" office:value="10664.05">
            <text:p text:style-name="P22">10664.05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8" office:value-type="float" office:value="76382">
            <text:p text:style-name="P22">76382</text:p>
          </table:table-cell>
          <table:table-cell table:style-name="Tabla1.C31" office:value-type="string">
            <text:p text:style-name="P21">2021.09.24</text:p>
          </table:table-cell>
          <table:table-cell table:style-name="Tabla1.D31" office:value-type="string">
            <text:p text:style-name="P21">138651-138652 </text:p>
          </table:table-cell>
          <table:table-cell table:style-name="Tabla1.E28" office:value-type="float" office:value="10697.1">
            <text:p text:style-name="P22">10697.1</text:p>
          </table:table-cell>
          <table:table-cell table:style-name="Tabla1.F28" office:value-type="float" office:value="10509.9">
            <text:p text:style-name="P22">10509.9</text:p>
          </table:table-cell>
        </table:table-row>
        <table:table-row table:style-name="Tabla1.1">
          <table:table-cell table:style-name="Tabla1.A31" office:value-type="string">
            <text:p text:style-name="P21">FA </text:p>
          </table:table-cell>
          <table:table-cell table:style-name="Tabla1.B29" office:value-type="float" office:value="76390">
            <text:p text:style-name="P22">76390</text:p>
          </table:table-cell>
          <table:table-cell table:style-name="Tabla1.C31" office:value-type="string">
            <text:p text:style-name="P21">2021.09.24</text:p>
          </table:table-cell>
          <table:table-cell table:style-name="Tabla1.D29" office:value-type="float" office:value="138662">
            <text:p text:style-name="P21">138662</text:p>
          </table:table-cell>
          <table:table-cell table:style-name="Tabla1.E29" office:value-type="float" office:value="7133.7">
            <text:p text:style-name="P22">7133.7</text:p>
          </table:table-cell>
          <table:table-cell table:style-name="Tabla1.F29" office:value-type="float" office:value="7008.86">
            <text:p text:style-name="P22">7008.86</text:p>
          </table:table-cell>
        </table:table-row>
        <table:table-row table:style-name="Tabla1.1">
          <table:table-cell table:style-name="Tabla1.A31" office:value-type="string">
            <text:p text:style-name="P20"/>
          </table:table-cell>
          <table:table-cell table:style-name="Tabla1.B31" office:value-type="string">
            <text:p text:style-name="P20"/>
          </table:table-cell>
          <table:table-cell table:style-name="Tabla1.C31" office:value-type="string">
            <text:p text:style-name="P20"/>
          </table:table-cell>
          <table:table-cell table:style-name="Tabla1.D31" office:value-type="string">
            <text:p text:style-name="P20"/>
          </table:table-cell>
          <table:table-cell table:style-name="Tabla1.E31" office:value-type="string">
            <text:p text:style-name="P20"/>
          </table:table-cell>
          <table:table-cell table:style-name="Tabla1.F30" office:value-type="string">
            <text:p text:style-name="P20"/>
          </table:table-cell>
        </table:table-row>
        <table:table-row table:style-name="Tabla1.1">
          <table:table-cell table:style-name="Tabla1.A31" office:value-type="string">
            <text:p text:style-name="P20"/>
          </table:table-cell>
          <table:table-cell table:style-name="Tabla1.B31" office:value-type="string">
            <text:p text:style-name="P20"/>
          </table:table-cell>
          <table:table-cell table:style-name="Tabla1.C31" office:value-type="string">
            <text:p text:style-name="P20"/>
          </table:table-cell>
          <table:table-cell table:style-name="Tabla1.D31" office:value-type="string">
            <text:p text:style-name="P20"/>
          </table:table-cell>
          <table:table-cell table:style-name="Tabla1.E31" office:value-type="string">
            <text:p text:style-name="P26">TOTAL</text:p>
          </table:table-cell>
          <table:table-cell table:style-name="Tabla1.F31" office:value-type="float" office:value="403847.21">
            <text:p text:style-name="P24">403847.21</text:p>
          </table:table-cell>
        </table:table-row>
        <table:table-row table:style-name="Tabla1.1">
          <table:table-cell table:style-name="Tabla1.A32" office:value-type="string">
            <text:p text:style-name="P23"/>
          </table:table-cell>
          <table:table-cell table:style-name="Tabla1.B32" office:value-type="string">
            <text:p text:style-name="P20"/>
          </table:table-cell>
          <table:table-cell table:style-name="Tabla1.C32" office:value-type="string">
            <text:p text:style-name="P20"/>
          </table:table-cell>
          <table:table-cell table:style-name="Tabla1.D32" office:value-type="string">
            <text:p text:style-name="P20"/>
          </table:table-cell>
          <table:table-cell table:style-name="Tabla1.E32" office:value-type="string">
            <text:p text:style-name="P25"/>
          </table:table-cell>
          <table:table-cell table:style-name="Tabla1.F32">
            <text:p text:style-name="P24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18</meta:editing-cycles>
    <meta:creation-date>2020-12-02T05:52:00</meta:creation-date>
    <dc:date>2021-11-30T12:07:23.513120257</dc:date>
    <meta:editing-duration>PT3H26M29S</meta:editing-duration>
    <meta:generator>LibreOffice/6.4.7.2$Linux_X86_64 LibreOffice_project/40$Build-2</meta:generator>
    <meta:document-statistic meta:table-count="1" meta:image-count="0" meta:object-count="0" meta:page-count="2" meta:paragraph-count="200" meta:word-count="469" meta:character-count="3424" meta:non-whitespace-character-count="31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